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00000006AE19ADA5334C197F9.png" manifest:media-type="image/png"/>
  <manifest:file-entry manifest:full-path="Pictures/10000201000000E300000056BDF82A0EB03E6C96.png" manifest:media-type="image/png"/>
  <manifest:file-entry manifest:full-path="Pictures/100002010000017000000059EA49796E66308228.png" manifest:media-type="image/png"/>
  <manifest:file-entry manifest:full-path="Pictures/10000201000002B0000001A30033A61979F6A492.png" manifest:media-type="image/png"/>
  <manifest:file-entry manifest:full-path="Pictures/100004C90000001A0000001ABBD2788292864AFC.svg" manifest:media-type="image/svg+xml"/>
  <manifest:file-entry manifest:full-path="Pictures/1000020100000001000000019C43813A3574AE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85f" officeooo:paragraph-rsid="0009885f"/>
    </style:style>
    <style:style style:name="P2" style:family="paragraph" style:parent-style-name="Standard">
      <style:text-properties officeooo:paragraph-rsid="0009885f"/>
    </style:style>
    <style:style style:name="T1" style:family="text">
      <style:text-properties officeooo:rsid="0009885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10.684cm" svg:y="1.032cm" svg:width="6.006cm" svg:height="2.275cm" draw:z-index="0"><draw:image xlink:href="Pictures/10000201000000E300000056BDF82A0EB03E6C96.png" xlink:type="simple" xlink:show="embed" xlink:actuate="onLoad" loext:mime-type="image/png"/></draw:frame><draw:frame draw:style-name="fr1" draw:name="Bild2" text:anchor-type="paragraph" svg:x="0.483cm" svg:y="1.005cm" svg:width="9.738cm" svg:height="2.355cm" draw:z-index="1"><draw:image xlink:href="Pictures/100002010000017000000059EA49796E663082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Bild3" text:anchor-type="paragraph" svg:x="0.113cm" svg:y="0.873cm" svg:width="15.665cm" svg:height="2.805cm" draw:z-index="2"><draw:image xlink:href="Pictures/10000201000002500000006AE19ADA5334C197F9.png" xlink:type="simple" xlink:show="embed" xlink:actuate="onLoad" loext:mime-type="image/png"/></draw:frame>Poissonverteilung: </text:p>
      <text:p text:style-name="P2"><draw:frame draw:style-name="fr1" draw:name="Bild4" text:anchor-type="paragraph" svg:x="-0.125cm" svg:y="4.062cm" svg:width="17cm" svg:height="10.354cm" draw:z-index="3"><draw:image xlink:href="Pictures/10000201000002B0000001A30033A61979F6A492.png" xlink:type="simple" xlink:show="embed" xlink:actuate="onLoad" loext:mime-type="image/png"/></draw:frame><text:span text:style-name="T1">Erwartungswert </text:span><draw:frame draw:style-name="fr2" draw:name="Bild5" text:anchor-type="as-char" svg:width="0.041cm" svg:height="0.041cm" draw:z-index="4"><draw:image xlink:href="Pictures/100004C90000001A0000001ABBD2788292864AFC.svg" xlink:type="simple" xlink:show="embed" xlink:actuate="onLoad" loext:mime-type="image/svg+xml"/><draw:image xlink:href="Pictures/1000020100000001000000019C43813A3574AEA1.png" xlink:type="simple" xlink:show="embed" xlink:actuate="onLoad" loext:mime-type="image/png"/><svg:title>\mu </svg:title></draw:frame><text:span text:style-name="T2">µ</text:span><text:span text:style-name="T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4:30:04</meta:creation-date>
    <dc:date>2020-11-22T14:46:58.914000000</dc:date>
    <meta:editing-duration>PT4M33S</meta:editing-duration>
    <meta:editing-cycles>2</meta:editing-cycles>
    <meta:generator>Neat_Office/6.2.8.2$Windows_x86 LibreOffice_project/</meta:generator>
    <meta:document-statistic meta:table-count="0" meta:image-count="5" meta:object-count="0" meta:page-count="1" meta:paragraph-count="2" meta:word-count="3" meta:character-count="37" meta:non-whitespace-character-count="33"/>
  </office:meta>
</office:document-meta>
</file>